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3a51" officeooo:paragraph-rsid="001b3a51"/>
    </style:style>
    <style:style style:name="P2" style:family="paragraph" style:parent-style-name="Standard">
      <style:text-properties officeooo:rsid="001c0fcb" officeooo:paragraph-rsid="001c0fcb"/>
    </style:style>
    <style:style style:name="P3" style:family="paragraph" style:parent-style-name="Standard">
      <style:text-properties officeooo:rsid="001dcfe0" officeooo:paragraph-rsid="001dcfe0"/>
    </style:style>
    <style:style style:name="P4" style:family="paragraph" style:parent-style-name="Standard">
      <style:text-properties officeooo:rsid="001fb4ab" officeooo:paragraph-rsid="001fb4ab"/>
    </style:style>
    <style:style style:name="P5" style:family="paragraph" style:parent-style-name="Standard">
      <style:text-properties officeooo:rsid="0020bd02" officeooo:paragraph-rsid="0020bd02"/>
    </style:style>
    <style:style style:name="P6" style:family="paragraph" style:parent-style-name="Standard">
      <style:text-properties officeooo:rsid="002326b3" officeooo:paragraph-rsid="002326b3"/>
    </style:style>
    <style:style style:name="P7" style:family="paragraph" style:parent-style-name="Standard">
      <style:text-properties officeooo:rsid="00276daa" officeooo:paragraph-rsid="00276daa"/>
    </style:style>
    <style:style style:name="T1" style:family="text">
      <style:text-properties officeooo:rsid="001fb4ab"/>
    </style:style>
    <style:style style:name="T2" style:family="text">
      <style:text-properties officeooo:rsid="00247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oir de python. </text:p>
      <text:p text:style-name="P1"/>
      <text:p text:style-name="P1">DTS. </text:p>
      <text:p text:style-name="P1"/>
      <text:p text:style-name="P1">Créer un DTS de chants révolutionnaires que l’on pourra requêter via des mots clefs. </text:p>
      <text:p text:style-name="P1"/>
      <text:p text:style-name="P1">Collection initiale de chants révolutionnaires : la Marseillaise, l’Internationale, la Carmagnole, le Chant du départ. </text:p>
      <text:p text:style-name="P1"/>
      <text:p text:style-name="P2">À terme la base de donnée doit compter une vingtaine de documents. </text:p>
      <text:p text:style-name="P2"/>
      <text:p text:style-name="P3">Etapes de réalisation du devoir. </text:p>
      <text:p text:style-name="P3">1- constituer la collection (faire le choix des sous-collections?)</text:p>
      <text:p text:style-name="P3">2- <text:span text:style-name="T1">encoder les textes des chants en XML valide (assez simple : titre, auteur, date, ligne). </text:span></text:p>
      <text:p text:style-name="P4">3-Créer des métadonnées au format JSON </text:p>
      <text:p text:style-name="P4">/!\ les métadonnées et l’encodage doivent répondre aux exigences de DTS, voir la documentation et les recommandations en ligne. </text:p>
      <text:p text:style-name="P5">4-Créer un script python transformant les métadonnées et l’encodage en un fichier TSV/CSV.</text:p>
      <text:p text:style-name="P5">5-Créer un CLI qui chargera le TSV en base de donnée. </text:p>
      <text:p text:style-name="P7"/>
      <text:p text:style-name="P5"/>
      <text:p text:style-name="P6">E<text:span text:style-name="T2">n</text:span> sortie le CLI doit pouvoir fournir le document XML et les métadonnées JSON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15:26.851860866</meta:creation-date>
    <dc:date>2019-02-11T18:27:44.265510681</dc:date>
    <meta:editing-duration>PT12M20S</meta:editing-duration>
    <meta:editing-cycles>9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3" meta:word-count="138" meta:character-count="875" meta:non-whitespace-character-count="739"/>
  </office:meta>
</office:document-meta>
</file>